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015660" officeooo:paragraph-rsid="00015660"/>
    </style:style>
    <style:style style:name="P2" style:family="paragraph" style:parent-style-name="Standard">
      <style:paragraph-properties fo:text-align="start" style:justify-single-word="false" fo:break-before="page"/>
      <style:text-properties style:font-name="Arial" style:text-underline-style="solid" style:text-underline-width="auto" style:text-underline-color="font-color" officeooo:rsid="0005d0dc" officeooo:paragraph-rsid="0005d0dc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0c860c" officeooo:paragraph-rsid="000c860c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164d65" officeooo:paragraph-rsid="00164d65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none" officeooo:rsid="00015660" officeooo:paragraph-rsid="00015660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none" officeooo:rsid="0001f39a" officeooo:paragraph-rsid="0001f39a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none" officeooo:rsid="0004132d" officeooo:paragraph-rsid="0004132d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none" officeooo:rsid="0004f983" officeooo:paragraph-rsid="0004f983"/>
    </style:style>
    <style:style style:name="P9" style:family="paragraph" style:parent-style-name="Standard">
      <style:paragraph-properties fo:text-align="start" style:justify-single-word="false"/>
      <style:text-properties style:font-name="Arial" style:text-underline-style="none" officeooo:rsid="0005d0dc" officeooo:paragraph-rsid="0005d0dc"/>
    </style:style>
    <style:style style:name="P10" style:family="paragraph" style:parent-style-name="Standard">
      <style:paragraph-properties fo:text-align="start" style:justify-single-word="false"/>
      <style:text-properties style:font-name="Arial" style:text-underline-style="none" officeooo:rsid="000822c3" officeooo:paragraph-rsid="000822c3"/>
    </style:style>
    <style:style style:name="P11" style:family="paragraph" style:parent-style-name="Standard">
      <style:paragraph-properties fo:text-align="start" style:justify-single-word="false"/>
      <style:text-properties style:font-name="Arial" style:text-underline-style="none" officeooo:rsid="000a9825" officeooo:paragraph-rsid="000a9825"/>
    </style:style>
    <style:style style:name="P12" style:family="paragraph" style:parent-style-name="Standard">
      <style:paragraph-properties fo:text-align="start" style:justify-single-word="false"/>
      <style:text-properties style:font-name="Arial" style:text-underline-style="none" officeooo:rsid="000c860c" officeooo:paragraph-rsid="000c860c"/>
    </style:style>
    <style:style style:name="P13" style:family="paragraph" style:parent-style-name="Standard">
      <style:paragraph-properties fo:text-align="start" style:justify-single-word="false"/>
      <style:text-properties style:font-name="Arial" style:text-underline-style="none" officeooo:rsid="000e2181" officeooo:paragraph-rsid="000e2181"/>
    </style:style>
    <style:style style:name="P14" style:family="paragraph" style:parent-style-name="Standard">
      <style:paragraph-properties fo:text-align="start" style:justify-single-word="false" fo:break-before="page"/>
      <style:text-properties style:font-name="Arial" style:text-underline-style="none" officeooo:rsid="000e2181" officeooo:paragraph-rsid="000e2181"/>
    </style:style>
    <style:style style:name="P15" style:family="paragraph" style:parent-style-name="Standard">
      <style:paragraph-properties fo:text-align="start" style:justify-single-word="false"/>
      <style:text-properties style:font-name="Arial" style:text-underline-style="none" officeooo:rsid="00164d65" officeooo:paragraph-rsid="00164d65"/>
    </style:style>
    <style:style style:name="P16" style:family="paragraph" style:parent-style-name="Standard">
      <style:paragraph-properties fo:text-align="start" style:justify-single-word="false"/>
      <style:text-properties style:font-name="Arial" style:text-underline-style="none" officeooo:rsid="0017a2b8" officeooo:paragraph-rsid="0017a2b8"/>
    </style:style>
    <style:style style:name="P17" style:family="paragraph" style:parent-style-name="Standard">
      <style:paragraph-properties fo:text-align="start" style:justify-single-word="false"/>
      <style:text-properties style:font-name="Arial" style:text-underline-style="none" officeooo:rsid="00182a63" officeooo:paragraph-rsid="00182a63"/>
    </style:style>
    <style:style style:name="P18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015660" officeooo:paragraph-rsid="00015660"/>
    </style:style>
    <style:style style:name="T1" style:family="text">
      <style:text-properties officeooo:rsid="0003b2de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0584e5"/>
    </style:style>
    <style:style style:name="T5" style:family="text">
      <style:text-properties officeooo:rsid="0008f8db"/>
    </style:style>
    <style:style style:name="T6" style:family="text">
      <style:text-properties officeooo:rsid="000e21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Rechercher un Stage</text:p>
      <text:p text:style-name="P1"/>
      <text:p text:style-name="P1"/>
      <text:p text:style-name="P1">1) CV</text:p>
      <text:p text:style-name="P1"/>
      <text:p text:style-name="P5">Ordre des rubriques :</text:p>
      <text:p text:style-name="P5"><text:tab/>⇒ Nom, en grand mais pas trop</text:p>
      <text:p text:style-name="P5"><text:tab/><text:tab/>-Avec ou sans photo</text:p>
      <text:p text:style-name="P5"><text:tab/>⇒ Accroche</text:p>
      <text:p text:style-name="P5"><text:tab/><text:tab/>-Ce que vous demandez</text:p>
      <text:p text:style-name="P5"><text:tab/>⇒ Fiche d’identité</text:p>
      <text:p text:style-name="P5"><text:tab/><text:tab/>-Sans lettre de motivation : qualités</text:p>
      <text:p text:style-name="P5"><text:tab/>⇒ Formation </text:p>
      <text:p text:style-name="P5"><text:tab/>⇒ Compétences</text:p>
      <text:p text:style-name="P5"><text:tab/><text:tab/>-en informatique et en anglais</text:p>
      <text:p text:style-name="P5"><text:tab/>⇒ Expérience </text:p>
      <text:p text:style-name="P5"><text:tab/><text:tab/>-dont des projets informatiques</text:p>
      <text:p text:style-name="P5"><text:tab/>⇒ Centre d’intérêt</text:p>
      <text:p text:style-name="P5"><text:tab/><text:tab/>-dont la veille informatique</text:p>
      <text:p text:style-name="P5"/>
      <text:p text:style-name="P5">Ordre antichronologique</text:p>
      <text:p text:style-name="P5"><text:tab/>⇒ Commencer par le plus récent et donc le plus intéressant pour le recruteur</text:p>
      <text:p text:style-name="P5"><text:tab/>⇒ Formation</text:p>
      <text:p text:style-name="P5"><text:tab/><text:tab/>-Années à précisier de deux façons :</text:p>
      <text:p text:style-name="P5"><text:tab/><text:tab/><text:tab/>-Diplôme obtenu : année d’obtention</text:p>
      <text:p text:style-name="P5"><text:tab/><text:tab/><text:tab/>-Diplôme non(encore) obtenu : année faite et/ou à faire</text:p>
      <text:p text:style-name="P5"/>
      <text:p text:style-name="P5"><text:tab/>⇒ Projet informatique</text:p>
      <text:p text:style-name="P5"><text:tab/><text:tab/>-Réaliser dans le cadre de l’iut</text:p>
      <text:p text:style-name="P5"><text:tab/><text:tab/>-Expérience professionnelle</text:p>
      <text:p text:style-name="P5"><text:tab/><text:tab/><text:tab/>-Préciser mois et années</text:p>
      <text:p text:style-name="P5"/>
      <text:p text:style-name="P6">Accroche</text:p>
      <text:p text:style-name="P6"><text:tab/>⇒ Quelque mot indiquant :</text:p>
      <text:p text:style-name="P6"><text:tab/><text:tab/>-l’objectif professionnel</text:p>
      <text:p text:style-name="P6"><text:tab/><text:tab/>-la position qu’on veut occuper</text:p>
      <text:p text:style-name="P6"><text:tab/><text:tab/>-une spécialisation</text:p>
      <text:p text:style-name="P6"><text:tab/><text:span text:style-name="T1">⇒ Mise en valeur</text:span></text:p>
      <text:p text:style-name="P6"><text:tab/><text:tab/>-<text:span text:style-name="T1">grande taille</text:span></text:p>
      <text:p text:style-name="P6"><text:tab/><text:tab/>-<text:span text:style-name="T1">gras et/ou couleur</text:span></text:p>
      <text:p text:style-name="P6"/>
      <text:p text:style-name="P7">Photo ?</text:p>
      <text:p text:style-name="P7"><text:tab/>⇒ Non nécessaire</text:p>
      <text:p text:style-name="P7"><text:tab/><text:tab/>-Suggestion : apporter un 2<text:span text:style-name="T2">e</text:span> CV avec une photo dessus</text:p>
      <text:p text:style-name="P7"/>
      <text:p text:style-name="P8">Fond et forme</text:p>
      <text:p text:style-name="P8"><text:tab/>⇒ <text:span text:style-name="T4">Info précise, détailler mais d</text:span>oit tenir sur une page</text:p>
      <text:p text:style-name="P8"><text:tab/>⇒ Phrases possibles surtout en l’absence de lettre de motivation</text:p>
      <text:p text:style-name="P8"><text:tab/><text:span text:style-name="T4">⇒ Présentation moderne</text:span></text:p>
      <text:p text:style-name="P2">2) Lettre de motivation</text:p>
      <text:p text:style-name="P9"/>
      <text:p text:style-name="P9">Présentation</text:p>
      <text:p text:style-name="P9"><text:tab/>⇒ Attention aux emplacements et espacements</text:p>
      <text:p text:style-name="P9"/>
      <text:p text:style-name="P9">Plans possibles </text:p>
      <text:p text:style-name="P9"><text:tab/>⇒ Expliquer sa motivation pour cet apprentissage</text:p>
      <text:p text:style-name="P9"><text:tab/>⇒ Rien de particulier sur la structure :</text:p>
      <text:p text:style-name="P9"><text:tab/><text:tab/>-Étudiant en 1<text:span text:style-name="T2">er</text:span> année de BUT info cherchant un stage dans tel domaine</text:p>
      <text:p text:style-name="P9"><text:tab/><text:tab/>-Capacité, compétence et qualités utile pour ce stage</text:p>
      <text:p text:style-name="P9"><text:tab/><text:tab/><text:tab/>-illustrer chaque affirmation</text:p>
      <text:p text:style-name="P9"><text:tab/><text:tab/><text:tab/>-motivation pour le domaise et pour le stage</text:p>
      <text:p text:style-name="P9"><text:tab/><text:tab/>-Intérêt pour tel structure</text:p>
      <text:p text:style-name="P9"><text:tab/><text:tab/>-Suggestion de RDV</text:p>
      <text:p text:style-name="P9"><text:tab/>⇒ Quelque chose à dire sur la structure :</text:p>
      <text:p text:style-name="P9"><text:tab/><text:tab/>-Intérêt pour cet organisme précis</text:p>
      <text:p text:style-name="P9"><text:tab/><text:tab/>-candidature pour un apprentissage</text:p>
      <text:p text:style-name="P9"/>
      <text:p text:style-name="P9"/>
      <text:p text:style-name="P10">Compétences</text:p>
      <text:p text:style-name="P10"><text:tab/>⇒ Sélectionner les compétences utiles pour le métier</text:p>
      <text:p text:style-name="P10"><text:tab/><text:tab/>-langage</text:p>
      <text:p text:style-name="P10"><text:tab/><text:tab/>-système</text:p>
      <text:p text:style-name="P10"><text:tab/><text:tab/>-savoir faire</text:p>
      <text:p text:style-name="P10"><text:tab/><text:span text:style-name="T5">⇒ Illustrer en citant au moins un projet universitaire</text:span></text:p>
      <text:p text:style-name="P10"/>
      <text:p text:style-name="P11">Qualités</text:p>
      <text:p text:style-name="P11"><text:tab/>⇒ Ne pas citer ses défauts</text:p>
      <text:p text:style-name="P11"><text:tab/>⇒ Cibler les qualités utiles pour votre métier, les tâches demandées</text:p>
      <text:p text:style-name="P11"><text:tab/>⇒ Évoquer ça de façon modeste</text:p>
      <text:p text:style-name="P11"/>
      <text:p text:style-name="P3">3) Entretien de recrutement</text:p>
      <text:p text:style-name="P12"/>
      <text:p text:style-name="P12">Rôle </text:p>
      <text:p text:style-name="P12"><text:tab/>⇒ Principal moyen de recrutement</text:p>
      <text:p text:style-name="P12"><text:tab/>⇒ Capable d’effectuer un travail utile</text:p>
      <text:p text:style-name="P12"><text:tab/><text:tab/>-compétence technique et intellectuelles utiles pour ce poste</text:p>
      <text:p text:style-name="P12"><text:tab/>⇒ Capable de s’intégrer aux équipes déjà existantes</text:p>
      <text:p text:style-name="P12"><text:tab/><text:span text:style-name="T6">⇒ Motivé</text:span></text:p>
      <text:p text:style-name="P12"/>
      <text:p text:style-name="P13">Texte de présentation</text:p>
      <text:p text:style-name="P13"><text:tab/>⇒ Préparer à l’avance </text:p>
      <text:p text:style-name="P13"><text:tab/><text:tab/>-su mais non récité</text:p>
      <text:p text:style-name="P13"><text:tab/>⇒ 2 à 4 minutes</text:p>
      <text:p text:style-name="P13"><text:tab/>⇒ Informatique</text:p>
      <text:p text:style-name="P13"><text:tab/><text:tab/>-Pourquoi un BUT</text:p>
      <text:p text:style-name="P13"><text:tab/><text:tab/>-Pourquoi l’informatique</text:p>
      <text:p text:style-name="P13"><text:tab/><text:tab/>-Raisons des préférences d’un domaine particulier de l’informatique</text:p>
      <text:p text:style-name="P13"><text:tab/>⇒ Organisme</text:p>
      <text:p text:style-name="P13"><text:tab/><text:tab/>-pourquoi cet organisme</text:p>
      <text:p text:style-name="P13"><text:tab/>⇒ Candidat utile</text:p>
      <text:p text:style-name="P14">Questions préparées<text:tab/></text:p>
      <text:p text:style-name="P13"><text:tab/>⇒ Logiciel, langages… utilisés</text:p>
      <text:p text:style-name="P13"><text:tab/>⇒ Méthode de travail</text:p>
      <text:p text:style-name="P13"><text:tab/>⇒ Dernière question possible</text:p>
      <text:p text:style-name="P13"><text:tab/><text:tab/>-Quelle sera ma suite de cet entretien</text:p>
      <text:p text:style-name="P13"/>
      <text:p text:style-name="P13">Questions posées</text:p>
      <text:p text:style-name="P13"><text:tab/>⇒ Parcours</text:p>
      <text:p text:style-name="P13"><text:tab/>⇒ Personnalité et vie privée</text:p>
      <text:p text:style-name="P13"><text:tab/>⇒ Poste et structure</text:p>
      <text:p text:style-name="P13"/>
      <text:p text:style-name="P4">4) Candidature</text:p>
      <text:p text:style-name="P15"/>
      <text:p text:style-name="P15">En nombre</text:p>
      <text:p text:style-name="P15"><text:tab/>⇒ Pour un stage de S4, 30 candidatures en général…</text:p>
      <text:p text:style-name="P15"/>
      <text:p text:style-name="P16">Personnaliser lettre de motivation et CV</text:p>
      <text:p text:style-name="P16"/>
      <text:p text:style-name="P16">Se déplacer pour candidater</text:p>
      <text:p text:style-name="P16"><text:tab/>⇒ souvent idéal</text:p>
      <text:p text:style-name="P16"/>
      <text:p text:style-name="P17">Réponse à une annonce ou une candidature spontanée</text:p>
      <text:p text:style-name="P17"><text:tab/>⇒ Profil internet propr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15:03:34.249252930</meta:creation-date>
    <dc:date>2023-03-01T16:29:34.183367652</dc:date>
    <meta:editing-duration>PT1H25M51S</meta:editing-duration>
    <meta:editing-cycles>18</meta:editing-cycles>
    <meta:generator>LibreOffice/7.4.4.2$Linux_X86_64 LibreOffice_project/40$Build-2</meta:generator>
    <meta:document-statistic meta:table-count="0" meta:image-count="0" meta:object-count="0" meta:page-count="3" meta:paragraph-count="101" meta:word-count="453" meta:character-count="2888" meta:non-whitespace-character-count="2410"/>
  </office:meta>
</office:document-meta>
</file>